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zip-aging-8" table:style-name="ta1">
        <table:shapes>
          <draw:frame draw:z-index="0" draw:style-name="gr1" draw:text-style-name="P1" svg:width="10.0913in" svg:height="7.5004in" svg:x="3.6437in" svg:y="0.0394in">
            <draw:object draw:notify-on-update-of-ranges="'bzip-aging-8'.A1:'bzip-aging-8'.A1 'bzip-aging-8'.A2:'bzip-aging-8'.A41 'bzip-aging-8'.C1:'bzip-aging-8'.C1 'bzip-aging-8'.C2:'bzip-aging-8'.C41 'bzip-aging-8'.A1:'bzip-aging-8'.A1 'bzip-aging-8'.A2:'bzip-aging-8'.A41 'bzip-aging-8'.D1:'bzip-aging-8'.D1 'bzip-aging-8'.D2:'bzip-aging-8'.D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55209" calcext:value-type="float">
            <text:p>55209</text:p>
          </table:table-cell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56794" calcext:value-type="float">
            <text:p>56794</text:p>
          </table:table-cell>
          <table:table-cell office:value-type="float" office:value="9802" calcext:value-type="float">
            <text:p>98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59591" calcext:value-type="float">
            <text:p>59591</text:p>
          </table:table-cell>
          <table:table-cell office:value-type="float" office:value="7673" calcext:value-type="float">
            <text:p>76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5105" calcext:value-type="float">
            <text:p>65105</text:p>
          </table:table-cell>
          <table:table-cell office:value-type="float" office:value="7279" calcext:value-type="float">
            <text:p>727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69539" calcext:value-type="float">
            <text:p>69539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73418" calcext:value-type="float">
            <text:p>73418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66548" calcext:value-type="float">
            <text:p>66548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72641" calcext:value-type="float">
            <text:p>72641</text:p>
          </table:table-cell>
          <table:table-cell office:value-type="float" office:value="6248" calcext:value-type="float">
            <text:p>624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72410" calcext:value-type="float">
            <text:p>72410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71732" calcext:value-type="float">
            <text:p>71732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77085" calcext:value-type="float">
            <text:p>77085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77178" calcext:value-type="float">
            <text:p>77178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73056" calcext:value-type="float">
            <text:p>73056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73356" calcext:value-type="float">
            <text:p>73356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80413" calcext:value-type="float">
            <text:p>80413</text:p>
          </table:table-cell>
          <table:table-cell office:value-type="float" office:value="6834" calcext:value-type="float">
            <text:p>683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83761" calcext:value-type="float">
            <text:p>83761</text:p>
          </table:table-cell>
          <table:table-cell office:value-type="float" office:value="7297" calcext:value-type="float">
            <text:p>729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85498" calcext:value-type="float">
            <text:p>85498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82825" calcext:value-type="float">
            <text:p>82825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81398" calcext:value-type="float">
            <text:p>81398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81674" calcext:value-type="float">
            <text:p>81674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office:value-type="float" office:value="82315" calcext:value-type="float">
            <text:p>82315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office:value-type="float" office:value="85962" calcext:value-type="float">
            <text:p>85962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office:value-type="float" office:value="90754" calcext:value-type="float">
            <text:p>90754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office:value-type="float" office:value="95991" calcext:value-type="float">
            <text:p>95991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office:value-type="float" office:value="88087" calcext:value-type="float">
            <text:p>88087</text:p>
          </table:table-cell>
          <table:table-cell office:value-type="float" office:value="7407" calcext:value-type="float">
            <text:p>7407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float" office:value="95010" calcext:value-type="float">
            <text:p>95010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office:value-type="float" office:value="86413" calcext:value-type="float">
            <text:p>86413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" calcext:value-type="float">
            <text:p>8</text:p>
          </table:table-cell>
          <table:table-cell office:value-type="float" office:value="86526" calcext:value-type="float">
            <text:p>86526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8" calcext:value-type="float">
            <text:p>8</text:p>
          </table:table-cell>
          <table:table-cell office:value-type="float" office:value="95951" calcext:value-type="float">
            <text:p>95951</text:p>
          </table:table-cell>
          <table:table-cell office:value-type="float" office:value="9046" calcext:value-type="float">
            <text:p>904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8" calcext:value-type="float">
            <text:p>8</text:p>
          </table:table-cell>
          <table:table-cell office:value-type="float" office:value="94339" calcext:value-type="float">
            <text:p>94339</text:p>
          </table:table-cell>
          <table:table-cell office:value-type="float" office:value="8554" calcext:value-type="float">
            <text:p>8554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office:value-type="float" office:value="87560" calcext:value-type="float">
            <text:p>87560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" calcext:value-type="float">
            <text:p>8</text:p>
          </table:table-cell>
          <table:table-cell office:value-type="float" office:value="84682" calcext:value-type="float">
            <text:p>84682</text:p>
          </table:table-cell>
          <table:table-cell office:value-type="float" office:value="6766" calcext:value-type="float">
            <text:p>6766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office:value-type="float" office:value="93851" calcext:value-type="float">
            <text:p>93851</text:p>
          </table:table-cell>
          <table:table-cell office:value-type="float" office:value="8710" calcext:value-type="float">
            <text:p>871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office:value-type="float" office:value="96867" calcext:value-type="float">
            <text:p>96867</text:p>
          </table:table-cell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99173" calcext:value-type="float">
            <text:p>99173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office:value-type="float" office:value="89886" calcext:value-type="float">
            <text:p>89886</text:p>
          </table:table-cell>
          <table:table-cell office:value-type="float" office:value="7674" calcext:value-type="float">
            <text:p>7674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8" calcext:value-type="float">
            <text:p>8</text:p>
          </table:table-cell>
          <table:table-cell office:value-type="float" office:value="96460" calcext:value-type="float">
            <text:p>96460</text:p>
          </table:table-cell>
          <table:table-cell office:value-type="float" office:value="8607" calcext:value-type="float">
            <text:p>860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8" calcext:value-type="float">
            <text:p>8</text:p>
          </table:table-cell>
          <table:table-cell office:value-type="float" office:value="101503" calcext:value-type="float">
            <text:p>101503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8" calcext:value-type="float">
            <text:p>8</text:p>
          </table:table-cell>
          <table:table-cell office:value-type="float" office:value="97413" calcext:value-type="float">
            <text:p>97413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98479" calcext:value-type="float">
            <text:p>98479</text:p>
          </table:table-cell>
          <table:table-cell office:value-type="float" office:value="9213" calcext:value-type="float">
            <text:p>9213</text:p>
          </table:table-cell>
        </table:table-row>
      </table:table>
      <table:table table:name="bzip-aging-16" table:style-name="ta1">
        <table:shapes>
          <draw:frame draw:z-index="0" draw:style-name="gr1" draw:text-style-name="P1" svg:width="10.0913in" svg:height="7.5004in" svg:x="3.5173in" svg:y="0.1783in">
            <draw:object draw:notify-on-update-of-ranges="'bzip-aging-16'.A2:'bzip-aging-16'.A41 'bzip-aging-16'.C1:'bzip-aging-16'.C1 'bzip-aging-16'.C2:'bzip-aging-16'.C41 'bzip-aging-16'.A2:'bzip-aging-16'.A41 'bzip-aging-16'.D1:'bzip-aging-16'.D1 'bzip-aging-16'.D2:'bzip-aging-16'.D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4665" calcext:value-type="float">
            <text:p>14665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8742" calcext:value-type="float">
            <text:p>874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12732" calcext:value-type="float">
            <text:p>12732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2056" calcext:value-type="float">
            <text:p>12056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14026" calcext:value-type="float">
            <text:p>14026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16004" calcext:value-type="float">
            <text:p>16004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14413" calcext:value-type="float">
            <text:p>14413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15761" calcext:value-type="float">
            <text:p>15761</text:p>
          </table:table-cell>
          <table:table-cell office:value-type="float" office:value="2397" calcext:value-type="float">
            <text:p>23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19646" calcext:value-type="float">
            <text:p>19646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3859" calcext:value-type="float">
            <text:p>13859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16958" calcext:value-type="float">
            <text:p>16958</text:p>
          </table:table-cell>
          <table:table-cell office:value-type="float" office:value="2468" calcext:value-type="float">
            <text:p>24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20755" calcext:value-type="float">
            <text:p>20755</text:p>
          </table:table-cell>
          <table:table-cell office:value-type="float" office:value="2856" calcext:value-type="float">
            <text:p>2856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19426" calcext:value-type="float">
            <text:p>19426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20381" calcext:value-type="float">
            <text:p>20381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20222" calcext:value-type="float">
            <text:p>20222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22456" calcext:value-type="float">
            <text:p>22456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24612" calcext:value-type="float">
            <text:p>24612</text:p>
          </table:table-cell>
          <table:table-cell office:value-type="float" office:value="3496" calcext:value-type="float">
            <text:p>349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28067" calcext:value-type="float">
            <text:p>28067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21677" calcext:value-type="float">
            <text:p>21677</text:p>
          </table:table-cell>
          <table:table-cell office:value-type="float" office:value="2645" calcext:value-type="float">
            <text:p>264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24722" calcext:value-type="float">
            <text:p>24722</text:p>
          </table:table-cell>
          <table:table-cell office:value-type="float" office:value="3259" calcext:value-type="float">
            <text:p>3259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office:value-type="float" office:value="25619" calcext:value-type="float">
            <text:p>25619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office:value-type="float" office:value="28726" calcext:value-type="float">
            <text:p>28726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office:value-type="float" office:value="29881" calcext:value-type="float">
            <text:p>29881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31130" calcext:value-type="float">
            <text:p>31130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office:value-type="float" office:value="31865" calcext:value-type="float">
            <text:p>3186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" calcext:value-type="float">
            <text:p>16</text:p>
          </table:table-cell>
          <table:table-cell office:value-type="float" office:value="29461" calcext:value-type="float">
            <text:p>29461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6" calcext:value-type="float">
            <text:p>16</text:p>
          </table:table-cell>
          <table:table-cell office:value-type="float" office:value="33152" calcext:value-type="float">
            <text:p>33152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office:value-type="float" office:value="33084" calcext:value-type="float">
            <text:p>33084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office:value-type="float" office:value="36736" calcext:value-type="float">
            <text:p>36736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office:value-type="float" office:value="28133" calcext:value-type="float">
            <text:p>28133</text:p>
          </table:table-cell>
          <table:table-cell office:value-type="float" office:value="3237" calcext:value-type="float">
            <text:p>3237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office:value-type="float" office:value="32195" calcext:value-type="float">
            <text:p>32195</text:p>
          </table:table-cell>
          <table:table-cell office:value-type="float" office:value="3724" calcext:value-type="float">
            <text:p>372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30400" calcext:value-type="float">
            <text:p>30400</text:p>
          </table:table-cell>
          <table:table-cell office:value-type="float" office:value="3476" calcext:value-type="float">
            <text:p>3476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office:value-type="float" office:value="35150" calcext:value-type="float">
            <text:p>35150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office:value-type="float" office:value="37099" calcext:value-type="float">
            <text:p>37099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office:value-type="float" office:value="38057" calcext:value-type="float">
            <text:p>38057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office:value-type="float" office:value="37840" calcext:value-type="float">
            <text:p>37840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6" calcext:value-type="float">
            <text:p>16</text:p>
          </table:table-cell>
          <table:table-cell office:value-type="float" office:value="41583" calcext:value-type="float">
            <text:p>41583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6" calcext:value-type="float">
            <text:p>16</text:p>
          </table:table-cell>
          <table:table-cell office:value-type="float" office:value="43215" calcext:value-type="float">
            <text:p>43215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6" calcext:value-type="float">
            <text:p>16</text:p>
          </table:table-cell>
          <table:table-cell office:value-type="float" office:value="47691" calcext:value-type="float">
            <text:p>47691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42851" calcext:value-type="float">
            <text:p>42851</text:p>
          </table:table-cell>
          <table:table-cell office:value-type="float" office:value="5649" calcext:value-type="float">
            <text:p>5649</text:p>
          </table:table-cell>
        </table:table-row>
      </table:table>
      <table:table table:name="bzip-aging-32" table:style-name="ta1">
        <table:shapes>
          <draw:frame draw:z-index="0" draw:style-name="gr1" draw:text-style-name="P1" svg:width="10.0913in" svg:height="7.5004in" svg:x="3.6689in" svg:y="0in">
            <draw:object draw:notify-on-update-of-ranges="'bzip-aging-32'.A2:'bzip-aging-32'.A41 'bzip-aging-32'.C1:'bzip-aging-32'.C1 'bzip-aging-32'.C2:'bzip-aging-32'.C41 'bzip-aging-32'.A2:'bzip-aging-32'.A41 'bzip-aging-32'.D1:'bzip-aging-32'.D1 'bzip-aging-32'.D2:'bzip-aging-32'.D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9552" calcext:value-type="float">
            <text:p>9552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4169" calcext:value-type="float">
            <text:p>4169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6058" calcext:value-type="float">
            <text:p>6058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5595" calcext:value-type="float">
            <text:p>5595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6334" calcext:value-type="float">
            <text:p>6334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6269" calcext:value-type="float">
            <text:p>6269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7216" calcext:value-type="float">
            <text:p>721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6365" calcext:value-type="float">
            <text:p>636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6709" calcext:value-type="float">
            <text:p>670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6717" calcext:value-type="float">
            <text:p>671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6652" calcext:value-type="float">
            <text:p>6652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6732" calcext:value-type="float">
            <text:p>6732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8118" calcext:value-type="float">
            <text:p>8118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7170" calcext:value-type="float">
            <text:p>717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10438" calcext:value-type="float">
            <text:p>10438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10014" calcext:value-type="float">
            <text:p>10014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8962" calcext:value-type="float">
            <text:p>8962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9555" calcext:value-type="float">
            <text:p>9555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9584" calcext:value-type="float">
            <text:p>958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9101" calcext:value-type="float">
            <text:p>9101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office:value-type="float" office:value="8678" calcext:value-type="float">
            <text:p>867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office:value-type="float" office:value="7462" calcext:value-type="float">
            <text:p>7462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office:value-type="float" office:value="7393" calcext:value-type="float">
            <text:p>739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office:value-type="float" office:value="8311" calcext:value-type="float">
            <text:p>8311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office:value-type="float" office:value="9349" calcext:value-type="float">
            <text:p>9349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2" calcext:value-type="float">
            <text:p>32</text:p>
          </table:table-cell>
          <table:table-cell office:value-type="float" office:value="8526" calcext:value-type="float">
            <text:p>8526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32" calcext:value-type="float">
            <text:p>32</text:p>
          </table:table-cell>
          <table:table-cell office:value-type="float" office:value="7995" calcext:value-type="float">
            <text:p>7995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office:value-type="float" office:value="9771" calcext:value-type="float">
            <text:p>9771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office:value-type="float" office:value="9561" calcext:value-type="float">
            <text:p>956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2" calcext:value-type="float">
            <text:p>32</text:p>
          </table:table-cell>
          <table:table-cell office:value-type="float" office:value="9776" calcext:value-type="float">
            <text:p>9776</text:p>
          </table:table-cell>
          <table:table-cell office:value-type="float" office:value="1365" calcext:value-type="float">
            <text:p>1365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office:value-type="float" office:value="10708" calcext:value-type="float">
            <text:p>10708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office:value-type="float" office:value="9137" calcext:value-type="float">
            <text:p>9137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office:value-type="float" office:value="11242" calcext:value-type="float">
            <text:p>11242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2" calcext:value-type="float">
            <text:p>32</text:p>
          </table:table-cell>
          <table:table-cell office:value-type="float" office:value="10588" calcext:value-type="float">
            <text:p>10588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office:value-type="float" office:value="12700" calcext:value-type="float">
            <text:p>12700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office:value-type="float" office:value="11132" calcext:value-type="float">
            <text:p>11132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32" calcext:value-type="float">
            <text:p>32</text:p>
          </table:table-cell>
          <table:table-cell office:value-type="float" office:value="13644" calcext:value-type="float">
            <text:p>1364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2" calcext:value-type="float">
            <text:p>32</text:p>
          </table:table-cell>
          <table:table-cell office:value-type="float" office:value="13992" calcext:value-type="float">
            <text:p>1399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32" calcext:value-type="float">
            <text:p>32</text:p>
          </table:table-cell>
          <table:table-cell office:value-type="float" office:value="14780" calcext:value-type="float">
            <text:p>1478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float" office:value="13776" calcext:value-type="float">
            <text:p>13776</text:p>
          </table:table-cell>
          <table:table-cell office:value-type="float" office:value="1986" calcext:value-type="float">
            <text:p>1986</text:p>
          </table:table-cell>
        </table:table-row>
      </table:table>
      <table:table table:name="bzip-aging-64" table:style-name="ta1">
        <table:shapes>
          <draw:frame draw:z-index="0" draw:style-name="gr1" draw:text-style-name="P1" svg:width="10.0913in" svg:height="7.5004in" svg:x="3.6146in" svg:y="0.0945in">
            <draw:object draw:notify-on-update-of-ranges="'bzip-aging-64'.A2:'bzip-aging-64'.A41 'bzip-aging-64'.C1:'bzip-aging-64'.C1 'bzip-aging-64'.C2:'bzip-aging-64'.C41 'bzip-aging-64'.A2:'bzip-aging-64'.A41 'bzip-aging-64'.D1:'bzip-aging-64'.D1 'bzip-aging-64'.D2:'bzip-aging-64'.D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7470" calcext:value-type="float">
            <text:p>7470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3490" calcext:value-type="float">
            <text:p>349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4312" calcext:value-type="float">
            <text:p>431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3565" calcext:value-type="float">
            <text:p>356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4280" calcext:value-type="float">
            <text:p>428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3596" calcext:value-type="float">
            <text:p>3596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4486" calcext:value-type="float">
            <text:p>4486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4510" calcext:value-type="float">
            <text:p>4510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4447" calcext:value-type="float">
            <text:p>444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3954" calcext:value-type="float">
            <text:p>3954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4083" calcext:value-type="float">
            <text:p>4083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4350" calcext:value-type="float">
            <text:p>4350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4572" calcext:value-type="float">
            <text:p>457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4637" calcext:value-type="float">
            <text:p>463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6244" calcext:value-type="float">
            <text:p>6244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6012" calcext:value-type="float">
            <text:p>601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4357" calcext:value-type="float">
            <text:p>4357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4761" calcext:value-type="float">
            <text:p>4761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4208" calcext:value-type="float">
            <text:p>4208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4795" calcext:value-type="float">
            <text:p>4795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office:value-type="float" office:value="4311" calcext:value-type="float">
            <text:p>431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office:value-type="float" office:value="3858" calcext:value-type="float">
            <text:p>385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office:value-type="float" office:value="3050" calcext:value-type="float">
            <text:p>305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office:value-type="float" office:value="3304" calcext:value-type="float">
            <text:p>3304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office:value-type="float" office:value="3769" calcext:value-type="float">
            <text:p>3769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4" calcext:value-type="float">
            <text:p>64</text:p>
          </table:table-cell>
          <table:table-cell office:value-type="float" office:value="3346" calcext:value-type="float">
            <text:p>3346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64" calcext:value-type="float">
            <text:p>64</text:p>
          </table:table-cell>
          <table:table-cell office:value-type="float" office:value="3552" calcext:value-type="float">
            <text:p>3552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office:value-type="float" office:value="3554" calcext:value-type="float">
            <text:p>355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64" calcext:value-type="float">
            <text:p>64</text:p>
          </table:table-cell>
          <table:table-cell office:value-type="float" office:value="3625" calcext:value-type="float">
            <text:p>3625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office:value-type="float" office:value="3600" calcext:value-type="float">
            <text:p>360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64" calcext:value-type="float">
            <text:p>64</text:p>
          </table:table-cell>
          <table:table-cell office:value-type="float" office:value="4231" calcext:value-type="float">
            <text:p>423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" calcext:value-type="float">
            <text:p>64</text:p>
          </table:table-cell>
          <table:table-cell office:value-type="float" office:value="3566" calcext:value-type="float">
            <text:p>356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office:value-type="float" office:value="3635" calcext:value-type="float">
            <text:p>3635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office:value-type="float" office:value="3784" calcext:value-type="float">
            <text:p>378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office:value-type="float" office:value="3753" calcext:value-type="float">
            <text:p>3753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office:value-type="float" office:value="3813" calcext:value-type="float">
            <text:p>381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64" calcext:value-type="float">
            <text:p>64</text:p>
          </table:table-cell>
          <table:table-cell office:value-type="float" office:value="4542" calcext:value-type="float">
            <text:p>4542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4" calcext:value-type="float">
            <text:p>64</text:p>
          </table:table-cell>
          <table:table-cell office:value-type="float" office:value="5503" calcext:value-type="float">
            <text:p>5503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64" calcext:value-type="float">
            <text:p>64</text:p>
          </table:table-cell>
          <table:table-cell office:value-type="float" office:value="4568" calcext:value-type="float">
            <text:p>4568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float" office:value="4397" calcext:value-type="float">
            <text:p>4397</text:p>
          </table:table-cell>
          <table:table-cell office:value-type="float" office:value="804" calcext:value-type="float">
            <text:p>804</text:p>
          </table:table-cell>
        </table:table-row>
      </table:table>
      <table:table table:name="bzip-aging-128" table:style-name="ta1">
        <table:shapes>
          <draw:frame draw:z-index="0" draw:style-name="gr1" draw:text-style-name="P1" svg:width="10.0913in" svg:height="7.5004in" svg:x="3.6799in" svg:y="0.0213in">
            <draw:object draw:notify-on-update-of-ranges="'bzip-aging-128'.A2:'bzip-aging-128'.A41 'bzip-aging-128'.C1:'bzip-aging-128'.C1 'bzip-aging-128'.C2:'bzip-aging-128'.C41 'bzip-aging-128'.A2:'bzip-aging-128'.A41 'bzip-aging-128'.D1:'bzip-aging-128'.D1 'bzip-aging-128'.D2:'bzip-aging-128'.D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4706" calcext:value-type="float">
            <text:p>470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2376" calcext:value-type="float">
            <text:p>2376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2532" calcext:value-type="float">
            <text:p>2532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2369" calcext:value-type="float">
            <text:p>2369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2587" calcext:value-type="float">
            <text:p>2587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2294" calcext:value-type="float">
            <text:p>2294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2855" calcext:value-type="float">
            <text:p>285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2377" calcext:value-type="float">
            <text:p>23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2248" calcext:value-type="float">
            <text:p>2248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3369" calcext:value-type="float">
            <text:p>3369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2327" calcext:value-type="float">
            <text:p>232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2601" calcext:value-type="float">
            <text:p>260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2941" calcext:value-type="float">
            <text:p>2941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2255" calcext:value-type="float">
            <text:p>225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3953" calcext:value-type="float">
            <text:p>395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3095" calcext:value-type="float">
            <text:p>309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3103" calcext:value-type="float">
            <text:p>3103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3434" calcext:value-type="float">
            <text:p>343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2965" calcext:value-type="float">
            <text:p>296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3822" calcext:value-type="float">
            <text:p>382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8" calcext:value-type="float">
            <text:p>128</text:p>
          </table:table-cell>
          <table:table-cell office:value-type="float" office:value="4117" calcext:value-type="float">
            <text:p>411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28" calcext:value-type="float">
            <text:p>128</text:p>
          </table:table-cell>
          <table:table-cell office:value-type="float" office:value="2717" calcext:value-type="float">
            <text:p>271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28" calcext:value-type="float">
            <text:p>128</text:p>
          </table:table-cell>
          <table:table-cell office:value-type="float" office:value="2020" calcext:value-type="float">
            <text:p>202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8" calcext:value-type="float">
            <text:p>128</text:p>
          </table:table-cell>
          <table:table-cell office:value-type="float" office:value="2071" calcext:value-type="float">
            <text:p>207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28" calcext:value-type="float">
            <text:p>128</text:p>
          </table:table-cell>
          <table:table-cell office:value-type="float" office:value="2440" calcext:value-type="float">
            <text:p>2440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28" calcext:value-type="float">
            <text:p>128</text:p>
          </table:table-cell>
          <table:table-cell office:value-type="float" office:value="2004" calcext:value-type="float">
            <text:p>200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28" calcext:value-type="float">
            <text:p>128</text:p>
          </table:table-cell>
          <table:table-cell office:value-type="float" office:value="2055" calcext:value-type="float">
            <text:p>205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8" calcext:value-type="float">
            <text:p>128</text:p>
          </table:table-cell>
          <table:table-cell office:value-type="float" office:value="2178" calcext:value-type="float">
            <text:p>2178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28" calcext:value-type="float">
            <text:p>128</text:p>
          </table:table-cell>
          <table:table-cell office:value-type="float" office:value="2086" calcext:value-type="float">
            <text:p>208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28" calcext:value-type="float">
            <text:p>128</text:p>
          </table:table-cell>
          <table:table-cell office:value-type="float" office:value="2005" calcext:value-type="float">
            <text:p>2005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28" calcext:value-type="float">
            <text:p>128</text:p>
          </table:table-cell>
          <table:table-cell office:value-type="float" office:value="2240" calcext:value-type="float">
            <text:p>224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28" calcext:value-type="float">
            <text:p>128</text:p>
          </table:table-cell>
          <table:table-cell office:value-type="float" office:value="2000" calcext:value-type="float">
            <text:p>200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28" calcext:value-type="float">
            <text:p>128</text:p>
          </table:table-cell>
          <table:table-cell office:value-type="float" office:value="1887" calcext:value-type="float">
            <text:p>1887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28" calcext:value-type="float">
            <text:p>128</text:p>
          </table:table-cell>
          <table:table-cell office:value-type="float" office:value="2071" calcext:value-type="float">
            <text:p>2071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28" calcext:value-type="float">
            <text:p>128</text:p>
          </table:table-cell>
          <table:table-cell office:value-type="float" office:value="2053" calcext:value-type="float">
            <text:p>205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28" calcext:value-type="float">
            <text:p>128</text:p>
          </table:table-cell>
          <table:table-cell office:value-type="float" office:value="2012" calcext:value-type="float">
            <text:p>201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28" calcext:value-type="float">
            <text:p>128</text:p>
          </table:table-cell>
          <table:table-cell office:value-type="float" office:value="2001" calcext:value-type="float">
            <text:p>2001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28" calcext:value-type="float">
            <text:p>128</text:p>
          </table:table-cell>
          <table:table-cell office:value-type="float" office:value="2360" calcext:value-type="float">
            <text:p>2360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28" calcext:value-type="float">
            <text:p>128</text:p>
          </table:table-cell>
          <table:table-cell office:value-type="float" office:value="2261" calcext:value-type="float">
            <text:p>226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float" office:value="2172" calcext:value-type="float">
            <text:p>2172</text:p>
          </table:table-cell>
          <table:table-cell office:value-type="float" office:value="552" calcext:value-type="float">
            <text:p>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11:00:24.366566095</dc:date>
    <dc:creator>Charles Kiorpes</dc:creator>
    <meta:document-statistic meta:table-count="5" meta:cell-count="820" meta:object-count="5"/>
    <meta:generator>LibreOffice/4.2.4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33cm" svg:height="19.052cm" xlink:href=".." xlink:type="simple" chart:class="chart:scatter" chart:style-name="ch1">
        <chart:title svg:x="11.582cm" svg:y="0.517cm" chart:style-name="ch2">
          <text:p>bzip - aging</text:p>
        </chart:title>
        <chart:subtitle svg:x="11.978cm" svg:y="1.703cm" chart:style-name="ch3">
          <text:p>8 frames</text:p>
        </chart:subtitle>
        <chart:legend chart:legend-position="end" svg:x="21.855cm" svg:y="8.978cm" style:legend-expansion="high" chart:style-name="ch4"/>
        <chart:plot-area chart:style-name="ch5" table:cell-range-address="'bzip-aging-8'.A1:'bzip-aging-8'.A41 'bzip-aging-8'.C1:'bzip-aging-8'.D41" chart:data-source-has-labels="row" svg:x="1.523cm" svg:y="3.174cm" svg:width="19.308cm" svg:height="14.516cm">
          <chartooo:coordinate-region svg:x="2.885cm" svg:y="3.373cm" svg:width="17.481cm" svg:height="13.67cm"/>
          <chart:axis chart:dimension="x" chart:name="primary-x" chart:style-name="ch6">
            <chart:title svg:x="10.048cm" svg:y="18.071cm" chart:style-name="ch7">
              <text:p>Refresh period</text:p>
            </chart:title>
          </chart:axis>
          <chart:axis chart:dimension="y" chart:name="primary-y" chart:style-name="ch8">
            <chart:title svg:x="0.451cm" svg:y="11.402cm" chart:style-name="ch9">
              <text:p>Faults/Writes</text:p>
            </chart:title>
            <chart:grid chart:style-name="ch10" chart:class="major"/>
          </chart:axis>
          <chart:series chart:style-name="ch11" chart:values-cell-range-address="'bzip-aging-8'.C2:'bzip-aging-8'.C41" chart:label-cell-address="'bzip-aging-8'.C1:'bzip-aging-8'.C1" chart:class="chart:scatter">
            <chart:domain table:cell-range-address="'bzip-aging-8'.A2:'bzip-aging-8'.A41"/>
            <chart:data-point chart:repeated="40"/>
          </chart:series>
          <chart:series chart:style-name="ch12" chart:values-cell-range-address="'bzip-aging-8'.D2:'bzip-aging-8'.D41" chart:label-cell-address="'bzip-aging-8'.D1:'bzip-aging-8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8'.C1:'bzip-aging-8'.C1</svg:desc>
                </draw:g>
              </table:table-cell>
              <table:table-cell office:value-type="string">
                <text:p> DISK WRITES</text:p>
                <draw:g>
                  <svg:desc>'bzip-aging-8'.D1:'bzip-aging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bzip-aging-8'.A2:'bzip-aging-8'.A41</svg:desc>
                </draw:g>
              </table:table-cell>
              <table:table-cell office:value-type="float" office:value="55209">
                <text:p>55209</text:p>
                <draw:g>
                  <svg:desc>'bzip-aging-8'.C2:'bzip-aging-8'.C41</svg:desc>
                </draw:g>
              </table:table-cell>
              <table:table-cell office:value-type="float" office:value="13998">
                <text:p>13998</text:p>
                <draw:g>
                  <svg:desc>'bzip-aging-8'.D2:'bzip-aging-8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6794">
                <text:p>56794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59591">
                <text:p>59591</text:p>
              </table:table-cell>
              <table:table-cell office:value-type="float" office:value="7673">
                <text:p>7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5105">
                <text:p>65105</text:p>
              </table:table-cell>
              <table:table-cell office:value-type="float" office:value="7279">
                <text:p>7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9539">
                <text:p>69539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73418">
                <text:p>73418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66548">
                <text:p>66548</text:p>
              </table:table-cell>
              <table:table-cell office:value-type="float" office:value="6132">
                <text:p>6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72641">
                <text:p>72641</text:p>
              </table:table-cell>
              <table:table-cell office:value-type="float" office:value="6248">
                <text:p>6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2410">
                <text:p>72410</text:p>
              </table:table-cell>
              <table:table-cell office:value-type="float" office:value="6529">
                <text:p>6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71732">
                <text:p>71732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77085">
                <text:p>77085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77178">
                <text:p>77178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73056">
                <text:p>73056</text:p>
              </table:table-cell>
              <table:table-cell office:value-type="float" office:value="5977">
                <text:p>59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3356">
                <text:p>73356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80413">
                <text:p>80413</text:p>
              </table:table-cell>
              <table:table-cell office:value-type="float" office:value="6834">
                <text:p>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83761">
                <text:p>83761</text:p>
              </table:table-cell>
              <table:table-cell office:value-type="float" office:value="7297">
                <text:p>7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85498">
                <text:p>85498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82825">
                <text:p>82825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81398">
                <text:p>81398</text:p>
              </table:table-cell>
              <table:table-cell office:value-type="float" office:value="7244">
                <text:p>7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81674">
                <text:p>81674</text:p>
              </table:table-cell>
              <table:table-cell office:value-type="float" office:value="7227">
                <text:p>7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82315">
                <text:p>8231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85962">
                <text:p>85962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90754">
                <text:p>90754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95991">
                <text:p>95991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88087">
                <text:p>88087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95010">
                <text:p>95010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86413">
                <text:p>86413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86526">
                <text:p>86526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95951">
                <text:p>95951</text:p>
              </table:table-cell>
              <table:table-cell office:value-type="float" office:value="9046">
                <text:p>9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94339">
                <text:p>94339</text:p>
              </table:table-cell>
              <table:table-cell office:value-type="float" office:value="8554">
                <text:p>8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87560">
                <text:p>87560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84682">
                <text:p>84682</text:p>
              </table:table-cell>
              <table:table-cell office:value-type="float" office:value="6766">
                <text:p>67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93851">
                <text:p>93851</text:p>
              </table:table-cell>
              <table:table-cell office:value-type="float" office:value="8710">
                <text:p>87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96867">
                <text:p>96867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99173">
                <text:p>99173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89886">
                <text:p>89886</text:p>
              </table:table-cell>
              <table:table-cell office:value-type="float" office:value="7674">
                <text:p>7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96460">
                <text:p>96460</text:p>
              </table:table-cell>
              <table:table-cell office:value-type="float" office:value="8607">
                <text:p>8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101503">
                <text:p>101503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97413">
                <text:p>97413</text:p>
              </table:table-cell>
              <table:table-cell office:value-type="float" office:value="9130">
                <text:p>9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98479">
                <text:p>98479</text:p>
              </table:table-cell>
              <table:table-cell office:value-type="float" office:value="9213">
                <text:p>9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33cm" svg:height="19.052cm" xlink:href=".." xlink:type="simple" chart:class="chart:scatter" chart:style-name="ch1">
        <chart:title svg:x="11.582cm" svg:y="0.517cm" chart:style-name="ch2">
          <text:p>bzip - aging</text:p>
        </chart:title>
        <chart:subtitle svg:x="11.873cm" svg:y="1.703cm" chart:style-name="ch3">
          <text:p>16 frames</text:p>
        </chart:subtitle>
        <chart:legend chart:legend-position="end" svg:x="21.855cm" svg:y="8.978cm" style:legend-expansion="high" chart:style-name="ch4"/>
        <chart:plot-area chart:style-name="ch5" table:cell-range-address="'bzip-aging-16'.A2:'bzip-aging-16'.A41 'bzip-aging-16'.C1:'bzip-aging-16'.D41" chart:data-source-has-labels="row" svg:x="1.523cm" svg:y="3.174cm" svg:width="19.308cm" svg:height="14.516cm">
          <chartooo:coordinate-region svg:x="2.7cm" svg:y="3.373cm" svg:width="17.666cm" svg:height="13.67cm"/>
          <chart:axis chart:dimension="x" chart:name="primary-x" chart:style-name="ch6">
            <chart:title svg:x="10.048cm" svg:y="18.071cm" chart:style-name="ch7">
              <text:p>Refresh period</text:p>
            </chart:title>
          </chart:axis>
          <chart:axis chart:dimension="y" chart:name="primary-y" chart:style-name="ch8">
            <chart:title svg:x="0.451cm" svg:y="11.402cm" chart:style-name="ch9">
              <text:p>Faults/Writes</text:p>
            </chart:title>
            <chart:grid chart:style-name="ch10" chart:class="major"/>
          </chart:axis>
          <chart:series chart:style-name="ch11" chart:values-cell-range-address="'bzip-aging-16'.C2:'bzip-aging-16'.C41" chart:label-cell-address="'bzip-aging-16'.C1:'bzip-aging-16'.C1" chart:class="chart:scatter">
            <chart:domain table:cell-range-address="'bzip-aging-16'.A2:'bzip-aging-16'.A41"/>
            <chart:data-point chart:repeated="40"/>
          </chart:series>
          <chart:series chart:style-name="ch12" chart:values-cell-range-address="'bzip-aging-16'.D2:'bzip-aging-16'.D41" chart:label-cell-address="'bzip-aging-16'.D1:'bzip-aging-16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16'.C1:'bzip-aging-16'.C1</svg:desc>
                </draw:g>
              </table:table-cell>
              <table:table-cell office:value-type="string">
                <text:p> DISK WRITES</text:p>
                <draw:g>
                  <svg:desc>'bzip-aging-16'.D1:'bzip-aging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bzip-aging-16'.A2:'bzip-aging-16'.A41</svg:desc>
                </draw:g>
              </table:table-cell>
              <table:table-cell office:value-type="float" office:value="14665">
                <text:p>14665</text:p>
                <draw:g>
                  <svg:desc>'bzip-aging-16'.C2:'bzip-aging-16'.C41</svg:desc>
                </draw:g>
              </table:table-cell>
              <table:table-cell office:value-type="float" office:value="3755">
                <text:p>3755</text:p>
                <draw:g>
                  <svg:desc>'bzip-aging-16'.D2:'bzip-aging-16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742">
                <text:p>8742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2732">
                <text:p>12732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2056">
                <text:p>1205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4026">
                <text:p>14026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16004">
                <text:p>1600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14413">
                <text:p>14413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5761">
                <text:p>15761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19646">
                <text:p>19646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3859">
                <text:p>13859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6958">
                <text:p>16958</text:p>
              </table:table-cell>
              <table:table-cell office:value-type="float" office:value="2468">
                <text:p>2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0755">
                <text:p>2075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9426">
                <text:p>19426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0381">
                <text:p>20381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20222">
                <text:p>20222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22456">
                <text:p>22456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24612">
                <text:p>24612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28067">
                <text:p>28067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21677">
                <text:p>21677</text:p>
              </table:table-cell>
              <table:table-cell office:value-type="float" office:value="2645">
                <text:p>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24722">
                <text:p>24722</text:p>
              </table:table-cell>
              <table:table-cell office:value-type="float" office:value="3259">
                <text:p>3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25619">
                <text:p>25619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28726">
                <text:p>28726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29881">
                <text:p>29881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31130">
                <text:p>31130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31865">
                <text:p>31865</text:p>
              </table:table-cell>
              <table:table-cell office:value-type="float" office:value="4446">
                <text:p>4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29461">
                <text:p>29461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33152">
                <text:p>33152</text:p>
              </table:table-cell>
              <table:table-cell office:value-type="float" office:value="4547">
                <text:p>4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33084">
                <text:p>33084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36736">
                <text:p>36736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28133">
                <text:p>28133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32195">
                <text:p>32195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30400">
                <text:p>3040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35150">
                <text:p>35150</text:p>
              </table:table-cell>
              <table:table-cell office:value-type="float" office:value="4560">
                <text:p>45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37099">
                <text:p>37099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38057">
                <text:p>38057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37840">
                <text:p>3784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41583">
                <text:p>41583</text:p>
              </table:table-cell>
              <table:table-cell office:value-type="float" office:value="5923">
                <text:p>5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43215">
                <text:p>43215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47691">
                <text:p>47691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42851">
                <text:p>42851</text:p>
              </table:table-cell>
              <table:table-cell office:value-type="float" office:value="5649">
                <text:p>5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33cm" svg:height="19.052cm" xlink:href=".." xlink:type="simple" chart:class="chart:scatter" chart:style-name="ch1">
        <chart:title svg:x="11.582cm" svg:y="0.517cm" chart:style-name="ch2">
          <text:p>bzip - aging</text:p>
        </chart:title>
        <chart:subtitle svg:x="11.873cm" svg:y="1.703cm" chart:style-name="ch3">
          <text:p>32 frames</text:p>
        </chart:subtitle>
        <chart:legend chart:legend-position="end" svg:x="21.855cm" svg:y="8.978cm" style:legend-expansion="high" chart:style-name="ch4"/>
        <chart:plot-area chart:style-name="ch5" table:cell-range-address="'bzip-aging-32'.A2:'bzip-aging-32'.A41 'bzip-aging-32'.C1:'bzip-aging-32'.D41" chart:data-source-has-labels="row" svg:x="1.523cm" svg:y="3.174cm" svg:width="19.308cm" svg:height="14.516cm">
          <chartooo:coordinate-region svg:x="2.7cm" svg:y="3.373cm" svg:width="17.666cm" svg:height="13.67cm"/>
          <chart:axis chart:dimension="x" chart:name="primary-x" chart:style-name="ch6">
            <chart:title svg:x="10.048cm" svg:y="18.071cm" chart:style-name="ch7">
              <text:p>Refresh period</text:p>
            </chart:title>
          </chart:axis>
          <chart:axis chart:dimension="y" chart:name="primary-y" chart:style-name="ch8">
            <chart:title svg:x="0.451cm" svg:y="11.402cm" chart:style-name="ch9">
              <text:p>Faults/Writes</text:p>
            </chart:title>
            <chart:grid chart:style-name="ch10" chart:class="major"/>
          </chart:axis>
          <chart:series chart:style-name="ch11" chart:values-cell-range-address="'bzip-aging-32'.C2:'bzip-aging-32'.C41" chart:label-cell-address="'bzip-aging-32'.C1:'bzip-aging-32'.C1" chart:class="chart:scatter">
            <chart:domain table:cell-range-address="'bzip-aging-32'.A2:'bzip-aging-32'.A41"/>
            <chart:data-point chart:repeated="40"/>
          </chart:series>
          <chart:series chart:style-name="ch12" chart:values-cell-range-address="'bzip-aging-32'.D2:'bzip-aging-32'.D41" chart:label-cell-address="'bzip-aging-32'.D1:'bzip-aging-32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32'.C1:'bzip-aging-32'.C1</svg:desc>
                </draw:g>
              </table:table-cell>
              <table:table-cell office:value-type="string">
                <text:p> DISK WRITES</text:p>
                <draw:g>
                  <svg:desc>'bzip-aging-32'.D1:'bzip-aging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bzip-aging-32'.A2:'bzip-aging-32'.A41</svg:desc>
                </draw:g>
              </table:table-cell>
              <table:table-cell office:value-type="float" office:value="9552">
                <text:p>9552</text:p>
                <draw:g>
                  <svg:desc>'bzip-aging-32'.C2:'bzip-aging-32'.C41</svg:desc>
                </draw:g>
              </table:table-cell>
              <table:table-cell office:value-type="float" office:value="2338">
                <text:p>2338</text:p>
                <draw:g>
                  <svg:desc>'bzip-aging-32'.D2:'bzip-aging-32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169">
                <text:p>416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6058">
                <text:p>6058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595">
                <text:p>559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6334">
                <text:p>6334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269">
                <text:p>6269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7216">
                <text:p>7216</text:p>
              </table:table-cell>
              <table:table-cell office:value-type="float" office:value="1198">
                <text:p>1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6365">
                <text:p>6365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6709">
                <text:p>670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6717">
                <text:p>6717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6652">
                <text:p>665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6732">
                <text:p>673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8118">
                <text:p>8118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7170">
                <text:p>7170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10438">
                <text:p>10438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10014">
                <text:p>10014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8962">
                <text:p>8962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9555">
                <text:p>955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9584">
                <text:p>958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9101">
                <text:p>9101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8678">
                <text:p>8678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7462">
                <text:p>7462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7393">
                <text:p>739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8311">
                <text:p>8311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9349">
                <text:p>934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8526">
                <text:p>8526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7995">
                <text:p>799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9771">
                <text:p>977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9561">
                <text:p>956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9776">
                <text:p>9776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10708">
                <text:p>10708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9137">
                <text:p>9137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11242">
                <text:p>11242</text:p>
              </table:table-cell>
              <table:table-cell office:value-type="float" office:value="1710">
                <text:p>17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10588">
                <text:p>10588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12700">
                <text:p>12700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11132">
                <text:p>1113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13644">
                <text:p>13644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13992">
                <text:p>1399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14780">
                <text:p>14780</text:p>
              </table:table-cell>
              <table:table-cell office:value-type="float" office:value="1995">
                <text:p>1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13776">
                <text:p>13776</text:p>
              </table:table-cell>
              <table:table-cell office:value-type="float" office:value="1986">
                <text:p>1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33cm" svg:height="19.052cm" xlink:href=".." xlink:type="simple" chart:class="chart:scatter" chart:style-name="ch1">
        <chart:title svg:x="11.582cm" svg:y="0.517cm" chart:style-name="ch2">
          <text:p>bzip - aging</text:p>
        </chart:title>
        <chart:subtitle svg:x="11.873cm" svg:y="1.703cm" chart:style-name="ch3">
          <text:p>64 frames</text:p>
        </chart:subtitle>
        <chart:legend chart:legend-position="end" svg:x="21.855cm" svg:y="8.978cm" style:legend-expansion="high" chart:style-name="ch4"/>
        <chart:plot-area chart:style-name="ch5" table:cell-range-address="'bzip-aging-64'.A2:'bzip-aging-64'.A41 'bzip-aging-64'.C1:'bzip-aging-64'.D41" chart:data-source-has-labels="row" svg:x="1.523cm" svg:y="3.174cm" svg:width="19.308cm" svg:height="14.516cm">
          <chartooo:coordinate-region svg:x="2.515cm" svg:y="3.373cm" svg:width="17.851cm" svg:height="13.67cm"/>
          <chart:axis chart:dimension="x" chart:name="primary-x" chart:style-name="ch6">
            <chart:title svg:x="10.048cm" svg:y="18.071cm" chart:style-name="ch7">
              <text:p>Refresh period</text:p>
            </chart:title>
          </chart:axis>
          <chart:axis chart:dimension="y" chart:name="primary-y" chart:style-name="ch8">
            <chart:title svg:x="0.451cm" svg:y="11.402cm" chart:style-name="ch9">
              <text:p>Faults/Writes</text:p>
            </chart:title>
            <chart:grid chart:style-name="ch10" chart:class="major"/>
          </chart:axis>
          <chart:series chart:style-name="ch11" chart:values-cell-range-address="'bzip-aging-64'.C2:'bzip-aging-64'.C41" chart:label-cell-address="'bzip-aging-64'.C1:'bzip-aging-64'.C1" chart:class="chart:scatter">
            <chart:domain table:cell-range-address="'bzip-aging-64'.A2:'bzip-aging-64'.A41"/>
            <chart:data-point chart:repeated="40"/>
          </chart:series>
          <chart:series chart:style-name="ch12" chart:values-cell-range-address="'bzip-aging-64'.D2:'bzip-aging-64'.D41" chart:label-cell-address="'bzip-aging-64'.D1:'bzip-aging-64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64'.C1:'bzip-aging-64'.C1</svg:desc>
                </draw:g>
              </table:table-cell>
              <table:table-cell office:value-type="string">
                <text:p> DISK WRITES</text:p>
                <draw:g>
                  <svg:desc>'bzip-aging-64'.D1:'bzip-aging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bzip-aging-64'.A2:'bzip-aging-64'.A41</svg:desc>
                </draw:g>
              </table:table-cell>
              <table:table-cell office:value-type="float" office:value="7470">
                <text:p>7470</text:p>
                <draw:g>
                  <svg:desc>'bzip-aging-64'.C2:'bzip-aging-64'.C41</svg:desc>
                </draw:g>
              </table:table-cell>
              <table:table-cell office:value-type="float" office:value="1695">
                <text:p>1695</text:p>
                <draw:g>
                  <svg:desc>'bzip-aging-64'.D2:'bzip-aging-64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490">
                <text:p>349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4312">
                <text:p>43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3565">
                <text:p>3565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4280">
                <text:p>42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596">
                <text:p>3596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4486">
                <text:p>4486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510">
                <text:p>451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4447">
                <text:p>444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3954">
                <text:p>3954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4083">
                <text:p>408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4350">
                <text:p>435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4572">
                <text:p>457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4637">
                <text:p>4637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6244">
                <text:p>624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6012">
                <text:p>6012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4357">
                <text:p>435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4761">
                <text:p>4761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4208">
                <text:p>420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4795">
                <text:p>4795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4311">
                <text:p>431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3858">
                <text:p>385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3050">
                <text:p>305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3304">
                <text:p>3304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3769">
                <text:p>376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3346">
                <text:p>334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3552">
                <text:p>35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3554">
                <text:p>355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3625">
                <text:p>36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3600">
                <text:p>360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4231">
                <text:p>4231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3566">
                <text:p>356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3635">
                <text:p>363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3784">
                <text:p>378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3753">
                <text:p>375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3813">
                <text:p>381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4542">
                <text:p>4542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5503">
                <text:p>550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4568">
                <text:p>456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4397">
                <text:p>4397</text:p>
              </table:table-cell>
              <table:table-cell office:value-type="float" office:value="804">
                <text:p>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33cm" svg:height="19.052cm" xlink:href=".." xlink:type="simple" chart:class="chart:scatter" chart:style-name="ch1">
        <chart:title svg:x="11.582cm" svg:y="0.517cm" chart:style-name="ch2">
          <text:p>bzip - aging</text:p>
        </chart:title>
        <chart:subtitle svg:x="11.767cm" svg:y="1.703cm" chart:style-name="ch3">
          <text:p>128 frames</text:p>
        </chart:subtitle>
        <chart:legend chart:legend-position="end" svg:x="21.855cm" svg:y="8.978cm" style:legend-expansion="high" chart:style-name="ch4"/>
        <chart:plot-area chart:style-name="ch5" table:cell-range-address="'bzip-aging-128'.A2:'bzip-aging-128'.A41 'bzip-aging-128'.C1:'bzip-aging-128'.D41" chart:data-source-has-labels="row" svg:x="1.523cm" svg:y="3.174cm" svg:width="19.308cm" svg:height="14.516cm">
          <chartooo:coordinate-region svg:x="2.515cm" svg:y="3.373cm" svg:width="17.851cm" svg:height="13.67cm"/>
          <chart:axis chart:dimension="x" chart:name="primary-x" chart:style-name="ch6">
            <chart:title svg:x="10.048cm" svg:y="18.071cm" chart:style-name="ch7">
              <text:p>Refresh period</text:p>
            </chart:title>
          </chart:axis>
          <chart:axis chart:dimension="y" chart:name="primary-y" chart:style-name="ch8">
            <chart:title svg:x="0.451cm" svg:y="11.402cm" chart:style-name="ch9">
              <text:p>Faults/Writes</text:p>
            </chart:title>
            <chart:grid chart:style-name="ch10" chart:class="major"/>
          </chart:axis>
          <chart:series chart:style-name="ch11" chart:values-cell-range-address="'bzip-aging-128'.C2:'bzip-aging-128'.C41" chart:label-cell-address="'bzip-aging-128'.C1:'bzip-aging-128'.C1" chart:class="chart:scatter">
            <chart:domain table:cell-range-address="'bzip-aging-128'.A2:'bzip-aging-128'.A41"/>
            <chart:data-point chart:repeated="40"/>
          </chart:series>
          <chart:series chart:style-name="ch12" chart:values-cell-range-address="'bzip-aging-128'.D2:'bzip-aging-128'.D41" chart:label-cell-address="'bzip-aging-128'.D1:'bzip-aging-128'.D1" chart:class="chart:scatter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bzip-aging-128'.C1:'bzip-aging-128'.C1</svg:desc>
                </draw:g>
              </table:table-cell>
              <table:table-cell office:value-type="string">
                <text:p> DISK WRITES</text:p>
                <draw:g>
                  <svg:desc>'bzip-aging-128'.D1:'bzip-aging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'bzip-aging-128'.A2:'bzip-aging-128'.A41</svg:desc>
                </draw:g>
              </table:table-cell>
              <table:table-cell office:value-type="float" office:value="4706">
                <text:p>4706</text:p>
                <draw:g>
                  <svg:desc>'bzip-aging-128'.C2:'bzip-aging-128'.C41</svg:desc>
                </draw:g>
              </table:table-cell>
              <table:table-cell office:value-type="float" office:value="1368">
                <text:p>1368</text:p>
                <draw:g>
                  <svg:desc>'bzip-aging-128'.D2:'bzip-aging-128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376">
                <text:p>2376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532">
                <text:p>2532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369">
                <text:p>2369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2587">
                <text:p>258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294">
                <text:p>2294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855">
                <text:p>285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377">
                <text:p>23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2248">
                <text:p>224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3369">
                <text:p>336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327">
                <text:p>232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601">
                <text:p>260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941">
                <text:p>294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0">
                <text:p>3500</text:p>
              </table:table-cell>
              <table:table-cell office:value-type="float" office:value="2255">
                <text:p>225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50">
                <text:p>3750</text:p>
              </table:table-cell>
              <table:table-cell office:value-type="float" office:value="3953">
                <text:p>395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">
                <text:p>4000</text:p>
              </table:table-cell>
              <table:table-cell office:value-type="float" office:value="3095">
                <text:p>309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50">
                <text:p>4250</text:p>
              </table:table-cell>
              <table:table-cell office:value-type="float" office:value="3103">
                <text:p>31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0">
                <text:p>4500</text:p>
              </table:table-cell>
              <table:table-cell office:value-type="float" office:value="3434">
                <text:p>343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50">
                <text:p>4750</text:p>
              </table:table-cell>
              <table:table-cell office:value-type="float" office:value="2965">
                <text:p>2965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3822">
                <text:p>382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0">
                <text:p>5250</text:p>
              </table:table-cell>
              <table:table-cell office:value-type="float" office:value="4117">
                <text:p>411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0">
                <text:p>5500</text:p>
              </table:table-cell>
              <table:table-cell office:value-type="float" office:value="2717">
                <text:p>2717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50">
                <text:p>5750</text:p>
              </table:table-cell>
              <table:table-cell office:value-type="float" office:value="2020">
                <text:p>202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2071">
                <text:p>207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50">
                <text:p>6250</text:p>
              </table:table-cell>
              <table:table-cell office:value-type="float" office:value="2440">
                <text:p>244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00">
                <text:p>6500</text:p>
              </table:table-cell>
              <table:table-cell office:value-type="float" office:value="2004">
                <text:p>200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750">
                <text:p>6750</text:p>
              </table:table-cell>
              <table:table-cell office:value-type="float" office:value="2055">
                <text:p>205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2178">
                <text:p>217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50">
                <text:p>7250</text:p>
              </table:table-cell>
              <table:table-cell office:value-type="float" office:value="2086">
                <text:p>208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00">
                <text:p>7500</text:p>
              </table:table-cell>
              <table:table-cell office:value-type="float" office:value="2005">
                <text:p>200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50">
                <text:p>7750</text:p>
              </table:table-cell>
              <table:table-cell office:value-type="float" office:value="2240">
                <text:p>224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2000">
                <text:p>200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50">
                <text:p>8250</text:p>
              </table:table-cell>
              <table:table-cell office:value-type="float" office:value="1887">
                <text:p>1887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00">
                <text:p>8500</text:p>
              </table:table-cell>
              <table:table-cell office:value-type="float" office:value="2071">
                <text:p>207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50">
                <text:p>8750</text:p>
              </table:table-cell>
              <table:table-cell office:value-type="float" office:value="2053">
                <text:p>205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  <table:table-cell office:value-type="float" office:value="2012">
                <text:p>201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50">
                <text:p>9250</text:p>
              </table:table-cell>
              <table:table-cell office:value-type="float" office:value="2001">
                <text:p>200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00">
                <text:p>9500</text:p>
              </table:table-cell>
              <table:table-cell office:value-type="float" office:value="2360">
                <text:p>236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50">
                <text:p>9750</text:p>
              </table:table-cell>
              <table:table-cell office:value-type="float" office:value="2261">
                <text:p>22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0">
                <text:p>10000</text:p>
              </table:table-cell>
              <table:table-cell office:value-type="float" office:value="2172">
                <text:p>2172</text:p>
              </table:table-cell>
              <table:table-cell office:value-type="float" office:value="552">
                <text:p>5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